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ConfigurationError.FactoryConfigurationError( Exception 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ctoryConfigurationError.FactoryConfigurati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Error.FactoryConfiguration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Error.FactoryConfigurationError( String msg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ConfigurationError.FactoryConfigurationError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ConfigurationError.getMessa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